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/>
    </style:style>
    <style:style style:name="P2" style:family="paragraph" style:parent-style-name="Standard">
      <style:paragraph-properties fo:text-align="start" style:justify-single-word="false"/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reuves du seconde groupe du baccalauréat 2002</text:p>
      <text:p text:style-name="P1"/>
      <text:p text:style-name="P1"/>
      <text:p text:style-name="P1">Liste des thèmes abordés en NSI – Lycée Bertrand d'argentré – Vitré</text:p>
      <text:p text:style-name="P1"/>
      <text:p text:style-name="P1"/>
      <text:p text:style-name="P1"/>
      <text:p text:style-name="P2">1. Structures de données linéaires : <text:s/>listes, piles, files, dictionnaires</text:p>
      <text:p text:style-name="P2"/>
      <text:p text:style-name="P2">2. Recursivité</text:p>
      <text:p text:style-name="P2"/>
      <text:p text:style-name="P2">3. Arbres (notion, implémentation, parcours largeur/infixe/prefixe/suffixe, ABR.</text:p>
      <text:p text:style-name="P2"/>
      <text:p text:style-name="P2">4. <text:s/>Programmation orientée objet</text:p>
      <text:p text:style-name="P2"/>
      <text:p text:style-name="P2">5. Diviser pour régner : exemples <text:s/>: <text:s/>exponentiation rapide, tri fusion, tours de hanoï...</text:p>
      <text:p text:style-name="P2"/>
      <text:p text:style-name="P2">6. Algorithmes : tris sélection/insertion, récursifs ou non, dichotomie (récursive ou non) gloutons et KNN</text:p>
      <text:p text:style-name="P2"/>
      <text:p text:style-name="P2">7. Base de donnée : modèle relationnel - <text:s/>Langage SQL</text:p>
      <text:p text:style-name="P2"/>
      <text:p text:style-name="P2">8. Systèmes d'exploitation : gestion de la mémoire et périphériques, gestion des processus (inter blocage, ordonnaceur).</text:p>
      <text:p text:style-name="P2"/>
      <text:p text:style-name="P2">9. Réseaux : routage (RIP et OSPF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20T19:09:38.18</meta:creation-date>
    <meta:document-statistic meta:table-count="0" meta:image-count="0" meta:object-count="0" meta:page-count="1" meta:paragraph-count="11" meta:word-count="104" meta:character-count="716"/>
    <dc:date>2022-06-20T19:26:43.38</dc:date>
    <meta:editing-duration>PT1M24S</meta:editing-duration>
    <meta:editing-cycles>1</meta:editing-cycles>
    <meta:generator>OpenOffice/4.1.7$Win32 OpenOffice.org_project/417m1$Build-9800</meta:generator>
  </office:meta>
</office:document-meta>
</file>